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1:07:02</text:p>
          </table:table-cell>
          <table:table-cell office:value-type="float" office:value="-0.0006137" calcext:value-type="float">
            <text:p>-0.0006137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483" calcext:value-type="float">
            <text:p>0.404483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73312" calcext:value-type="float">
            <text:p>0.1373312</text:p>
          </table:table-cell>
          <table:table-cell office:value-type="float" office:value="11" calcext:value-type="float">
            <text:p>11</text:p>
          </table:table-cell>
          <table:table-cell office:value-type="float" office:value="0.982056617736816" calcext:value-type="float">
            <text:p>0.982056617736816</text:p>
          </table:table-cell>
          <table:table-cell office:value-type="float" office:value="0.218234807252884" calcext:value-type="float">
            <text:p>0.218234807252884</text:p>
          </table:table-cell>
          <table:table-cell office:value-type="float" office:value="0.763821810483933" calcext:value-type="float">
            <text:p>0.763821810483933</text:p>
          </table:table-cell>
          <table:table-cell office:value-type="float" office:value="0.527839738130569" calcext:value-type="float">
            <text:p>0.527839738130569</text:p>
          </table:table-cell>
          <table:table-cell office:value-type="float" office:value="0.226238636224141" calcext:value-type="float">
            <text:p>0.226238636224141</text:p>
          </table:table-cell>
          <table:table-cell office:value-type="float" office:value="0.440162879228592" calcext:value-type="float">
            <text:p>0.440162879228592</text:p>
          </table:table-cell>
          <table:table-cell office:value-type="float" office:value="0.615516597032547" calcext:value-type="float">
            <text:p>0.615516597032547</text:p>
          </table:table-cell>
          <table:table-cell office:value-type="float" office:value="0.175353717803955" calcext:value-type="float">
            <text:p>0.175353717803955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7:14</text:p>
          </table:table-cell>
          <table:table-cell office:value-type="float" office:value="-0.0013809" calcext:value-type="float">
            <text:p>-0.0013809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7147" calcext:value-type="float">
            <text:p>0.4047147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91492" calcext:value-type="float">
            <text:p>0.1391492</text:p>
          </table:table-cell>
          <table:table-cell office:value-type="float" office:value="11" calcext:value-type="float">
            <text:p>11</text:p>
          </table:table-cell>
          <table:table-cell office:value-type="float" office:value="1.62780654430389" calcext:value-type="float">
            <text:p>1.62780654430389</text:p>
          </table:table-cell>
          <table:table-cell office:value-type="float" office:value="0.173954799771309" calcext:value-type="float">
            <text:p>0.173954799771309</text:p>
          </table:table-cell>
          <table:table-cell office:value-type="float" office:value="1.45385174453259" calcext:value-type="float">
            <text:p>1.45385174453259</text:p>
          </table:table-cell>
          <table:table-cell office:value-type="float" office:value="0.571996735036373" calcext:value-type="float">
            <text:p>0.571996735036373</text:p>
          </table:table-cell>
          <table:table-cell office:value-type="float" office:value="0.42322504671156" calcext:value-type="float">
            <text:p>0.42322504671156</text:p>
          </table:table-cell>
          <table:table-cell office:value-type="float" office:value="0.347256878018379" calcext:value-type="float">
            <text:p>0.347256878018379</text:p>
          </table:table-cell>
          <table:table-cell office:value-type="float" office:value="0.796736592054367" calcext:value-type="float">
            <text:p>0.796736592054367</text:p>
          </table:table-cell>
          <table:table-cell office:value-type="float" office:value="0.449479714035988" calcext:value-type="float">
            <text:p>0.449479714035988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7:27</text:p>
          </table:table-cell>
          <table:table-cell office:value-type="float" office:value="-0.0019001" calcext:value-type="float">
            <text:p>-0.0019001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2028" calcext:value-type="float">
            <text:p>0.4052028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5585" calcext:value-type="float">
            <text:p>0.1405585</text:p>
          </table:table-cell>
          <table:table-cell office:value-type="float" office:value="11" calcext:value-type="float">
            <text:p>11</text:p>
          </table:table-cell>
          <table:table-cell office:value-type="float" office:value="2.62738656997681" calcext:value-type="float">
            <text:p>2.62738656997681</text:p>
          </table:table-cell>
          <table:table-cell office:value-type="float" office:value="0.132544800639153" calcext:value-type="float">
            <text:p>0.132544800639153</text:p>
          </table:table-cell>
          <table:table-cell office:value-type="float" office:value="2.49484176933765" calcext:value-type="float">
            <text:p>2.49484176933765</text:p>
          </table:table-cell>
          <table:table-cell office:value-type="float" office:value="0.652438741922378" calcext:value-type="float">
            <text:p>0.652438741922378</text:p>
          </table:table-cell>
          <table:table-cell office:value-type="float" office:value="0.739307762206786" calcext:value-type="float">
            <text:p>0.739307762206786</text:p>
          </table:table-cell>
          <table:table-cell office:value-type="float" office:value="0.277228879928589" calcext:value-type="float">
            <text:p>0.277228879928589</text:p>
          </table:table-cell>
          <table:table-cell office:value-type="float" office:value="1.02764860391617" calcext:value-type="float">
            <text:p>1.02764860391617</text:p>
          </table:table-cell>
          <table:table-cell office:value-type="float" office:value="0.750419723987579" calcext:value-type="float">
            <text:p>0.75041972398757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7:39</text:p>
          </table:table-cell>
          <table:table-cell office:value-type="float" office:value="-0.0020535" calcext:value-type="float">
            <text:p>-0.0020535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771" calcext:value-type="float">
            <text:p>0.4060771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75026" calcext:value-type="float">
            <text:p>0.1375026</text:p>
          </table:table-cell>
          <table:table-cell office:value-type="float" office:value="8" calcext:value-type="float">
            <text:p>8</text:p>
          </table:table-cell>
          <table:table-cell office:value-type="float" office:value="1.98614656925201" calcext:value-type="float">
            <text:p>1.98614656925201</text:p>
          </table:table-cell>
          <table:table-cell office:value-type="float" office:value="0.0196800008416176" calcext:value-type="float">
            <text:p>0.0196800008416176</text:p>
          </table:table-cell>
          <table:table-cell office:value-type="float" office:value="1.9664665684104" calcext:value-type="float">
            <text:p>1.9664665684104</text:p>
          </table:table-cell>
          <table:table-cell office:value-type="float" office:value="0.567240731418133" calcext:value-type="float">
            <text:p>0.567240731418133</text:p>
          </table:table-cell>
          <table:table-cell office:value-type="float" office:value="0.592539614608609" calcext:value-type="float">
            <text:p>0.592539614608609</text:p>
          </table:table-cell>
          <table:table-cell office:value-type="float" office:value="0.208676877617836" calcext:value-type="float">
            <text:p>0.208676877617836</text:p>
          </table:table-cell>
          <table:table-cell office:value-type="float" office:value="0.92580458521843" calcext:value-type="float">
            <text:p>0.92580458521843</text:p>
          </table:table-cell>
          <table:table-cell office:value-type="float" office:value="0.717127707600594" calcext:value-type="float">
            <text:p>0.71712770760059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7:52</text:p>
          </table:table-cell>
          <table:table-cell office:value-type="float" office:value="-0.0021056" calcext:value-type="float">
            <text:p>-0.0021056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826" calcext:value-type="float">
            <text:p>0.4070826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4127" calcext:value-type="float">
            <text:p>0.134127</text:p>
          </table:table-cell>
          <table:table-cell office:value-type="float" office:value="8" calcext:value-type="float">
            <text:p>8</text:p>
          </table:table-cell>
          <table:table-cell office:value-type="float" office:value="1.13047659397125" calcext:value-type="float">
            <text:p>1.13047659397125</text:p>
          </table:table-cell>
          <table:table-cell office:value-type="float" office:value="-0.0266500003635883" calcext:value-type="float">
            <text:p>-0.0266500003635883</text:p>
          </table:table-cell>
          <table:table-cell office:value-type="float" office:value="1.15712659433484" calcext:value-type="float">
            <text:p>1.15712659433484</text:p>
          </table:table-cell>
          <table:table-cell office:value-type="float" office:value="0.434482730552554" calcext:value-type="float">
            <text:p>0.434482730552554</text:p>
          </table:table-cell>
          <table:table-cell office:value-type="float" office:value="0.383329427139912" calcext:value-type="float">
            <text:p>0.383329427139912</text:p>
          </table:table-cell>
          <table:table-cell office:value-type="float" office:value="0.160624875873327" calcext:value-type="float">
            <text:p>0.160624875873327</text:p>
          </table:table-cell>
          <table:table-cell office:value-type="float" office:value="0.708340585231781" calcext:value-type="float">
            <text:p>0.708340585231781</text:p>
          </table:table-cell>
          <table:table-cell office:value-type="float" office:value="0.547715709358454" calcext:value-type="float">
            <text:p>0.547715709358454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8:04</text:p>
          </table:table-cell>
          <table:table-cell office:value-type="float" office:value="-0.0021809" calcext:value-type="float">
            <text:p>-0.0021809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1023" calcext:value-type="float">
            <text:p>0.4081023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11023" calcext:value-type="float">
            <text:p>0.1311023</text:p>
          </table:table-cell>
          <table:table-cell office:value-type="float" office:value="7" calcext:value-type="float">
            <text:p>7</text:p>
          </table:table-cell>
          <table:table-cell office:value-type="float" office:value="1.05749654769897" calcext:value-type="float">
            <text:p>1.05749654769897</text:p>
          </table:table-cell>
          <table:table-cell office:value-type="float" office:value="-0.0496100001037121" calcext:value-type="float">
            <text:p>-0.0496100001037121</text:p>
          </table:table-cell>
          <table:table-cell office:value-type="float" office:value="1.10710654780269" calcext:value-type="float">
            <text:p>1.10710654780269</text:p>
          </table:table-cell>
          <table:table-cell office:value-type="float" office:value="0.361543733254075" calcext:value-type="float">
            <text:p>0.361543733254075</text:p>
          </table:table-cell>
          <table:table-cell office:value-type="float" office:value="0.39249243016414" calcext:value-type="float">
            <text:p>0.39249243016414</text:p>
          </table:table-cell>
          <table:table-cell office:value-type="float" office:value="0.127332880347967" calcext:value-type="float">
            <text:p>0.127332880347967</text:p>
          </table:table-cell>
          <table:table-cell office:value-type="float" office:value="0.595754586160183" calcext:value-type="float">
            <text:p>0.595754586160183</text:p>
          </table:table-cell>
          <table:table-cell office:value-type="float" office:value="0.468421705812216" calcext:value-type="float">
            <text:p>0.468421705812216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8:17</text:p>
          </table:table-cell>
          <table:table-cell office:value-type="float" office:value="-0.0020201" calcext:value-type="float">
            <text:p>-0.0020201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169" calcext:value-type="float">
            <text:p>0.4091169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461" calcext:value-type="float">
            <text:p>0.129461</text:p>
          </table:table-cell>
          <table:table-cell office:value-type="float" office:value="6" calcext:value-type="float">
            <text:p>6</text:p>
          </table:table-cell>
          <table:table-cell office:value-type="float" office:value="0.994766592979431" calcext:value-type="float">
            <text:p>0.994766592979431</text:p>
          </table:table-cell>
          <table:table-cell office:value-type="float" office:value="-0.0496100001037121" calcext:value-type="float">
            <text:p>-0.0496100001037121</text:p>
          </table:table-cell>
          <table:table-cell office:value-type="float" office:value="1.04437659308314" calcext:value-type="float">
            <text:p>1.04437659308314</text:p>
          </table:table-cell>
          <table:table-cell office:value-type="float" office:value="0.313327740505338" calcext:value-type="float">
            <text:p>0.313327740505338</text:p>
          </table:table-cell>
          <table:table-cell office:value-type="float" office:value="0.391967511559843" calcext:value-type="float">
            <text:p>0.391967511559843</text:p>
          </table:table-cell>
          <table:table-cell office:value-type="float" office:value="0.110440880060196" calcext:value-type="float">
            <text:p>0.110440880060196</text:p>
          </table:table-cell>
          <table:table-cell office:value-type="float" office:value="0.51621460095048" calcext:value-type="float">
            <text:p>0.51621460095048</text:p>
          </table:table-cell>
          <table:table-cell office:value-type="float" office:value="0.405773720890284" calcext:value-type="float">
            <text:p>0.405773720890284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8:29</text:p>
          </table:table-cell>
          <table:table-cell office:value-type="float" office:value="-0.0021958" calcext:value-type="float">
            <text:p>-0.0021958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923" calcext:value-type="float">
            <text:p>0.4098923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5004" calcext:value-type="float">
            <text:p>0.1285004</text:p>
          </table:table-cell>
          <table:table-cell office:value-type="float" office:value="5" calcext:value-type="float">
            <text:p>5</text:p>
          </table:table-cell>
          <table:table-cell office:value-type="float" office:value="1.05749654769897" calcext:value-type="float">
            <text:p>1.05749654769897</text:p>
          </table:table-cell>
          <table:table-cell office:value-type="float" office:value="-0.0798434019088745" calcext:value-type="float">
            <text:p>-0.0798434019088745</text:p>
          </table:table-cell>
          <table:table-cell office:value-type="float" office:value="1.13733994960785" calcext:value-type="float">
            <text:p>1.13733994960785</text:p>
          </table:table-cell>
          <table:table-cell office:value-type="float" office:value="0.269293732009828" calcext:value-type="float">
            <text:p>0.269293732009828</text:p>
          </table:table-cell>
          <table:table-cell office:value-type="float" office:value="0.375096084526317" calcext:value-type="float">
            <text:p>0.375096084526317</text:p>
          </table:table-cell>
          <table:table-cell office:value-type="float" office:value="0.0946148797869682" calcext:value-type="float">
            <text:p>0.0946148797869682</text:p>
          </table:table-cell>
          <table:table-cell office:value-type="float" office:value="0.443972584232688" calcext:value-type="float">
            <text:p>0.443972584232688</text:p>
          </table:table-cell>
          <table:table-cell office:value-type="float" office:value="0.34935770444572" calcext:value-type="float">
            <text:p>0.34935770444572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8:42</text:p>
          </table:table-cell>
          <table:table-cell office:value-type="float" office:value="-0.0021357" calcext:value-type="float">
            <text:p>-0.0021357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614" calcext:value-type="float">
            <text:p>0.4109614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4025" calcext:value-type="float">
            <text:p>0.1274025</text:p>
          </table:table-cell>
          <table:table-cell office:value-type="float" office:value="5" calcext:value-type="float">
            <text:p>5</text:p>
          </table:table-cell>
          <table:table-cell office:value-type="float" office:value="1.0378166437149" calcext:value-type="float">
            <text:p>1.0378166437149</text:p>
          </table:table-cell>
          <table:table-cell office:value-type="float" office:value="-0.0839433968067169" calcext:value-type="float">
            <text:p>-0.0839433968067169</text:p>
          </table:table-cell>
          <table:table-cell office:value-type="float" office:value="1.12176004052162" calcext:value-type="float">
            <text:p>1.12176004052162</text:p>
          </table:table-cell>
          <table:table-cell office:value-type="float" office:value="0.211032744590193" calcext:value-type="float">
            <text:p>0.211032744590193</text:p>
          </table:table-cell>
          <table:table-cell office:value-type="float" office:value="0.344443564508174" calcext:value-type="float">
            <text:p>0.344443564508174</text:p>
          </table:table-cell>
          <table:table-cell office:value-type="float" office:value="0.0758368782699108" calcext:value-type="float">
            <text:p>0.0758368782699108</text:p>
          </table:table-cell>
          <table:table-cell office:value-type="float" office:value="0.346228610910475" calcext:value-type="float">
            <text:p>0.346228610910475</text:p>
          </table:table-cell>
          <table:table-cell office:value-type="float" office:value="0.270391732640564" calcext:value-type="float">
            <text:p>0.2703917326405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8:55</text:p>
          </table:table-cell>
          <table:table-cell office:value-type="float" office:value="0.0001695" calcext:value-type="float">
            <text:p>0.0001695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2632" calcext:value-type="float">
            <text:p>0.4042632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1985" calcext:value-type="float">
            <text:p>0.1361985</text:p>
          </table:table-cell>
          <table:table-cell office:value-type="float" office:value="10" calcext:value-type="float">
            <text:p>10</text:p>
          </table:table-cell>
          <table:table-cell office:value-type="float" office:value="0.82749480009079" calcext:value-type="float">
            <text:p>0.82749480009079</text:p>
          </table:table-cell>
          <table:table-cell office:value-type="float" office:value="0.208690002560616" calcext:value-type="float">
            <text:p>0.208690002560616</text:p>
          </table:table-cell>
          <table:table-cell office:value-type="float" office:value="0.618804797530174" calcext:value-type="float">
            <text:p>0.618804797530174</text:p>
          </table:table-cell>
          <table:table-cell office:value-type="float" office:value="0.508692736923695" calcext:value-type="float">
            <text:p>0.508692736923695</text:p>
          </table:table-cell>
          <table:table-cell office:value-type="float" office:value="0.186612607173852" calcext:value-type="float">
            <text:p>0.186612607173852</text:p>
          </table:table-cell>
          <table:table-cell office:value-type="float" office:value="0.53651288151741" calcext:value-type="float">
            <text:p>0.53651288151741</text:p>
          </table:table-cell>
          <table:table-cell office:value-type="float" office:value="0.480872592329979" calcext:value-type="float">
            <text:p>0.480872592329979</text:p>
          </table:table-cell>
          <table:table-cell office:value-type="float" office:value="0.0556402891874314" calcext:value-type="float">
            <text:p>0.0556402891874314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9:07</text:p>
          </table:table-cell>
          <table:table-cell office:value-type="float" office:value="0.0009217" calcext:value-type="float">
            <text:p>0.0009217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0212" calcext:value-type="float">
            <text:p>0.4040212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1964" calcext:value-type="float">
            <text:p>0.1361964</text:p>
          </table:table-cell>
          <table:table-cell office:value-type="float" office:value="10" calcext:value-type="float">
            <text:p>10</text:p>
          </table:table-cell>
          <table:table-cell office:value-type="float" office:value="0.99887478351593" calcext:value-type="float">
            <text:p>0.99887478351593</text:p>
          </table:table-cell>
          <table:table-cell office:value-type="float" office:value="0.159899994730949" calcext:value-type="float">
            <text:p>0.159899994730949</text:p>
          </table:table-cell>
          <table:table-cell office:value-type="float" office:value="0.838974788784981" calcext:value-type="float">
            <text:p>0.838974788784981</text:p>
          </table:table-cell>
          <table:table-cell office:value-type="float" office:value="0.502173741161823" calcext:value-type="float">
            <text:p>0.502173741161823</text:p>
          </table:table-cell>
          <table:table-cell office:value-type="float" office:value="0.267792347856408" calcext:value-type="float">
            <text:p>0.267792347856408</text:p>
          </table:table-cell>
          <table:table-cell office:value-type="float" office:value="0.651476883888245" calcext:value-type="float">
            <text:p>0.651476883888245</text:p>
          </table:table-cell>
          <table:table-cell office:value-type="float" office:value="0.352870598435402" calcext:value-type="float">
            <text:p>0.352870598435402</text:p>
          </table:table-cell>
          <table:table-cell office:value-type="float" office:value="0.298606285452843" calcext:value-type="float">
            <text:p>0.298606285452843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9:20</text:p>
          </table:table-cell>
          <table:table-cell office:value-type="float" office:value="0.0015076" calcext:value-type="float">
            <text:p>0.0015076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6155" calcext:value-type="float">
            <text:p>0.4036155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68841" calcext:value-type="float">
            <text:p>0.1368841</text:p>
          </table:table-cell>
          <table:table-cell office:value-type="float" office:value="10" calcext:value-type="float">
            <text:p>10</text:p>
          </table:table-cell>
          <table:table-cell office:value-type="float" office:value="1.24845004081726" calcext:value-type="float">
            <text:p>1.24845004081726</text:p>
          </table:table-cell>
          <table:table-cell office:value-type="float" office:value="0.124640002846718" calcext:value-type="float">
            <text:p>0.124640002846718</text:p>
          </table:table-cell>
          <table:table-cell office:value-type="float" office:value="1.12381003797054" calcext:value-type="float">
            <text:p>1.12381003797054</text:p>
          </table:table-cell>
          <table:table-cell office:value-type="float" office:value="0.51660573631525" calcext:value-type="float">
            <text:p>0.51660573631525</text:p>
          </table:table-cell>
          <table:table-cell office:value-type="float" office:value="0.383174151076428" calcext:value-type="float">
            <text:p>0.383174151076428</text:p>
          </table:table-cell>
          <table:table-cell office:value-type="float" office:value="0.76783487200737" calcext:value-type="float">
            <text:p>0.76783487200737</text:p>
          </table:table-cell>
          <table:table-cell office:value-type="float" office:value="0.265376600623131" calcext:value-type="float">
            <text:p>0.265376600623131</text:p>
          </table:table-cell>
          <table:table-cell office:value-type="float" office:value="0.502458271384239" calcext:value-type="float">
            <text:p>0.502458271384239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9:32</text:p>
          </table:table-cell>
          <table:table-cell office:value-type="float" office:value="0.0020177" calcext:value-type="float">
            <text:p>0.0020177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1197" calcext:value-type="float">
            <text:p>0.4031197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9" calcext:value-type="float">
            <text:p>9</text:p>
          </table:table-cell>
          <table:table-cell office:value-type="float" office:value="1.85730004310608" calcext:value-type="float">
            <text:p>1.85730004310608</text:p>
          </table:table-cell>
          <table:table-cell office:value-type="float" office:value="0.0787200033664703" calcext:value-type="float">
            <text:p>0.0787200033664703</text:p>
          </table:table-cell>
          <table:table-cell office:value-type="float" office:value="1.77858003973961" calcext:value-type="float">
            <text:p>1.77858003973961</text:p>
          </table:table-cell>
          <table:table-cell office:value-type="float" office:value="0.547191752493381" calcext:value-type="float">
            <text:p>0.547191752493381</text:p>
          </table:table-cell>
          <table:table-cell office:value-type="float" office:value="0.554055554504736" calcext:value-type="float">
            <text:p>0.554055554504736</text:p>
          </table:table-cell>
          <table:table-cell office:value-type="float" office:value="0.890342903137207" calcext:value-type="float">
            <text:p>0.890342903137207</text:p>
          </table:table-cell>
          <table:table-cell office:value-type="float" office:value="0.204040601849556" calcext:value-type="float">
            <text:p>0.204040601849556</text:p>
          </table:table-cell>
          <table:table-cell office:value-type="float" office:value="0.686302301287651" calcext:value-type="float">
            <text:p>0.686302301287651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9:45</text:p>
          </table:table-cell>
          <table:table-cell office:value-type="float" office:value="0.0022587" calcext:value-type="float">
            <text:p>0.0022587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574" calcext:value-type="float">
            <text:p>0.4023574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4745" calcext:value-type="float">
            <text:p>0.1384745</text:p>
          </table:table-cell>
          <table:table-cell office:value-type="float" office:value="9" calcext:value-type="float">
            <text:p>9</text:p>
          </table:table-cell>
          <table:table-cell office:value-type="float" office:value="1.4514000415802" calcext:value-type="float">
            <text:p>1.4514000415802</text:p>
          </table:table-cell>
          <table:table-cell office:value-type="float" office:value="-0.0236734002828598" calcext:value-type="float">
            <text:p>-0.0236734002828598</text:p>
          </table:table-cell>
          <table:table-cell office:value-type="float" office:value="1.47507344186306" calcext:value-type="float">
            <text:p>1.47507344186306</text:p>
          </table:table-cell>
          <table:table-cell office:value-type="float" office:value="0.453629747219384" calcext:value-type="float">
            <text:p>0.453629747219384</text:p>
          </table:table-cell>
          <table:table-cell office:value-type="float" office:value="0.470975020058603" calcext:value-type="float">
            <text:p>0.470975020058603</text:p>
          </table:table-cell>
          <table:table-cell office:value-type="float" office:value="0.77300089597702" calcext:value-type="float">
            <text:p>0.77300089597702</text:p>
          </table:table-cell>
          <table:table-cell office:value-type="float" office:value="0.134258598461747" calcext:value-type="float">
            <text:p>0.134258598461747</text:p>
          </table:table-cell>
          <table:table-cell office:value-type="float" office:value="0.638742297515273" calcext:value-type="float">
            <text:p>0.638742297515273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9:58</text:p>
          </table:table-cell>
          <table:table-cell office:value-type="float" office:value="0.0022434" calcext:value-type="float">
            <text:p>0.0022434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3423" calcext:value-type="float">
            <text:p>0.4013423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50745" calcext:value-type="float">
            <text:p>0.1350745</text:p>
          </table:table-cell>
          <table:table-cell office:value-type="float" office:value="8" calcext:value-type="float">
            <text:p>8</text:p>
          </table:table-cell>
          <table:table-cell office:value-type="float" office:value="0.788020014762878" calcext:value-type="float">
            <text:p>0.788020014762878</text:p>
          </table:table-cell>
          <table:table-cell office:value-type="float" office:value="-0.0847634002566338" calcext:value-type="float">
            <text:p>-0.0847634002566338</text:p>
          </table:table-cell>
          <table:table-cell office:value-type="float" office:value="0.872783415019512" calcext:value-type="float">
            <text:p>0.872783415019512</text:p>
          </table:table-cell>
          <table:table-cell office:value-type="float" office:value="0.293278737179935" calcext:value-type="float">
            <text:p>0.293278737179935</text:p>
          </table:table-cell>
          <table:table-cell office:value-type="float" office:value="0.296714916798299" calcext:value-type="float">
            <text:p>0.296714916798299</text:p>
          </table:table-cell>
          <table:table-cell office:value-type="float" office:value="0.499940875172615" calcext:value-type="float">
            <text:p>0.499940875172615</text:p>
          </table:table-cell>
          <table:table-cell office:value-type="float" office:value="0.0866165991872549" calcext:value-type="float">
            <text:p>0.0866165991872549</text:p>
          </table:table-cell>
          <table:table-cell office:value-type="float" office:value="0.41332427598536" calcext:value-type="float">
            <text:p>0.41332427598536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10:11</text:p>
          </table:table-cell>
          <table:table-cell office:value-type="float" office:value="0.0018997" calcext:value-type="float">
            <text:p>0.0018997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3999952" calcext:value-type="float">
            <text:p>0.3999952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7532" calcext:value-type="float">
            <text:p>0.1277532</text:p>
          </table:table-cell>
          <table:table-cell office:value-type="float" office:value="5" calcext:value-type="float">
            <text:p>5</text:p>
          </table:table-cell>
          <table:table-cell office:value-type="float" office:value="0.833940029144287" calcext:value-type="float">
            <text:p>0.833940029144287</text:p>
          </table:table-cell>
          <table:table-cell office:value-type="float" office:value="-0.108133397996426" calcext:value-type="float">
            <text:p>-0.108133397996426</text:p>
          </table:table-cell>
          <table:table-cell office:value-type="float" office:value="0.942073427140713" calcext:value-type="float">
            <text:p>0.942073427140713</text:p>
          </table:table-cell>
          <table:table-cell office:value-type="float" office:value="0.192623744904995" calcext:value-type="float">
            <text:p>0.192623744904995</text:p>
          </table:table-cell>
          <table:table-cell office:value-type="float" office:value="0.276201136229231" calcext:value-type="float">
            <text:p>0.276201136229231</text:p>
          </table:table-cell>
          <table:table-cell office:value-type="float" office:value="0.332742889225483" calcext:value-type="float">
            <text:p>0.332742889225483</text:p>
          </table:table-cell>
          <table:table-cell office:value-type="float" office:value="0.052504600584507" calcext:value-type="float">
            <text:p>0.052504600584507</text:p>
          </table:table-cell>
          <table:table-cell office:value-type="float" office:value="0.280238288640976" calcext:value-type="float">
            <text:p>0.280238288640976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10:23</text:p>
          </table:table-cell>
          <table:table-cell office:value-type="float" office:value="0.0019447" calcext:value-type="float">
            <text:p>0.0019447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90417" calcext:value-type="float">
            <text:p>0.3990417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70231" calcext:value-type="float">
            <text:p>0.1270231</text:p>
          </table:table-cell>
          <table:table-cell office:value-type="float" office:value="4" calcext:value-type="float">
            <text:p>4</text:p>
          </table:table-cell>
          <table:table-cell office:value-type="float" office:value="0.621559977531433" calcext:value-type="float">
            <text:p>0.621559977531433</text:p>
          </table:table-cell>
          <table:table-cell office:value-type="float" office:value="-0.111413396894932" calcext:value-type="float">
            <text:p>-0.111413396894932</text:p>
          </table:table-cell>
          <table:table-cell office:value-type="float" office:value="0.732973374426365" calcext:value-type="float">
            <text:p>0.732973374426365</text:p>
          </table:table-cell>
          <table:table-cell office:value-type="float" office:value="0.128991738148034" calcext:value-type="float">
            <text:p>0.128991738148034</text:p>
          </table:table-cell>
          <table:table-cell office:value-type="float" office:value="0.20884170311563" calcext:value-type="float">
            <text:p>0.20884170311563</text:p>
          </table:table-cell>
          <table:table-cell office:value-type="float" office:value="0.217204875871539" calcext:value-type="float">
            <text:p>0.217204875871539</text:p>
          </table:table-cell>
          <table:table-cell office:value-type="float" office:value="0.0407786004245281" calcext:value-type="float">
            <text:p>0.0407786004245281</text:p>
          </table:table-cell>
          <table:table-cell office:value-type="float" office:value="0.176426275447011" calcext:value-type="float">
            <text:p>0.176426275447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9:58.347852444</dc:date>
    <meta:editing-duration>PT25S</meta:editing-duration>
    <meta:editing-cycles>2</meta:editing-cycles>
    <meta:document-statistic meta:table-count="1" meta:cell-count="396" meta:object-count="0"/>
  </office:meta>
</office:document-meta>
</file>